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7874in"/>
    </style:style>
    <style:style style:name="co4" style:family="table-column">
      <style:table-column-properties fo:break-before="auto" style:column-width="0.752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5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range</text:p>
          </table:table-cell>
          <table:table-cell office:value-type="string">
            <text:p>adj range</text:p>
          </table:table-cell>
          <table:table-cell office:value-type="string">
            <text:p>Overall</text:p>
          </table:table-cell>
          <table:table-cell table:style-name="ce1" table:formula="of:=[.A30]" office:value-type="string" office:string-value="Fey/Human">
            <text:p>Fey/Human</text:p>
          </table:table-cell>
          <table:table-cell table:style-name="ce2" table:formula="of:=[.B30]" office:value-type="string" office:string-value="Half/Fey">
            <text:p>Half/Fey</text:p>
          </table:table-cell>
          <table:table-cell table:style-name="ce5" table:formula="of:=[.C30]" office:value-type="string" office:string-value="Dryad/Fey">
            <text:p>Dryad/Fey</text:p>
          </table:table-cell>
          <table:table-cell>
            <draw:frame table:end-cell-address="Sheet1.O37" table:end-x="0.8874in" table:end-y="0.0016in" draw:z-index="0" draw:name="Range of Core's Equity (logarthmic)" draw:style-name="gr1" svg:width="7.9878in" svg:height="5.9189in" svg:x="0.0118in" svg:y="0.0102in">
              <draw:object draw:notify-on-update-of-ranges="Sheet1.B2:Sheet1.B15 Sheet1.C1:Sheet1.C1 Sheet1.C2:Sheet1.C15 Sheet1.D1:Sheet1.D1 Sheet1.D2:Sheet1.D15 Sheet1.E1:Sheet1.E1 Sheet1.E2:Sheet1.E15 Sheet1.F1:Sheet1.F1 Sheet1.F2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2" office:value-type="float" office:value="9500">
            <text:p>9,500</text:p>
          </table:table-cell>
          <table:table-cell table:style-name="ce4" table:formula="of:=ROUND(10000-[.A2];-2)/1000" office:value-type="float" office:value="0.5">
            <text:p>0.5</text:p>
          </table:table-cell>
          <table:table-cell office:value-type="percentage" office:value="0.4">
            <text:p>40.0000%</text:p>
          </table:table-cell>
          <table:table-cell table:style-name="ce6" table:formula="of:=[.$C2]*[.A$32]" office:value-type="percentage" office:value="0.25">
            <text:p>25.0000%</text:p>
          </table:table-cell>
          <table:table-cell table:style-name="ce6" table:formula="of:=[.$C2]*[.B$32]" office:value-type="percentage" office:value="0.3">
            <text:p>30.0000%</text:p>
          </table:table-cell>
          <table:table-cell table:style-name="ce6" table:formula="of:=[.$C2]*[.C$32]" office:value-type="percentage" office:value="0.2">
            <text:p>20.0000%</text:p>
          </table:table-cell>
          <table:table-cell/>
        </table:table-row>
        <table:table-row table:style-name="ro1">
          <table:table-cell table:style-name="ce2" table:formula="of:=[.A2]*[.$A$26]" office:value-type="float" office:value="8550">
            <text:p>8,550</text:p>
          </table:table-cell>
          <table:table-cell table:style-name="ce4" table:formula="of:=ROUND(10000-[.A3];-2)/1000" office:value-type="float" office:value="1.5">
            <text:p>1.5</text:p>
          </table:table-cell>
          <table:table-cell table:formula="of:=[.C2]/2" office:value-type="percentage" office:value="0.2">
            <text:p>20.0000%</text:p>
          </table:table-cell>
          <table:table-cell table:style-name="ce6" table:formula="of:=[.$C3]*[.A$32]" office:value-type="percentage" office:value="0.125">
            <text:p>12.5000%</text:p>
          </table:table-cell>
          <table:table-cell table:style-name="ce6" table:formula="of:=[.$C3]*[.B$32]" office:value-type="percentage" office:value="0.15">
            <text:p>15.0000%</text:p>
          </table:table-cell>
          <table:table-cell table:style-name="ce6" table:formula="of:=[.$C3]*[.C$32]" office:value-type="percentage" office:value="0.1">
            <text:p>10.0000%</text:p>
          </table:table-cell>
          <table:table-cell/>
        </table:table-row>
        <table:table-row table:style-name="ro1">
          <table:table-cell table:style-name="ce2" table:formula="of:=[.A3]*[.$A$26]" office:value-type="float" office:value="7695">
            <text:p>7,695</text:p>
          </table:table-cell>
          <table:table-cell table:style-name="ce4" table:formula="of:=ROUND(10000-[.A4];-2)/1000" office:value-type="float" office:value="2.3">
            <text:p>2.3</text:p>
          </table:table-cell>
          <table:table-cell table:formula="of:=[.C3]/2" office:value-type="percentage" office:value="0.1">
            <text:p>10.0000%</text:p>
          </table:table-cell>
          <table:table-cell table:style-name="ce6" table:formula="of:=[.$C4]*[.A$32]" office:value-type="percentage" office:value="0.0625">
            <text:p>6.2500%</text:p>
          </table:table-cell>
          <table:table-cell table:style-name="ce6" table:formula="of:=[.$C4]*[.B$32]" office:value-type="percentage" office:value="0.075">
            <text:p>7.5000%</text:p>
          </table:table-cell>
          <table:table-cell table:style-name="ce6" table:formula="of:=[.$C4]*[.C$32]" office:value-type="percentage" office:value="0.05">
            <text:p>5.0000%</text:p>
          </table:table-cell>
          <table:table-cell/>
        </table:table-row>
        <table:table-row table:style-name="ro1">
          <table:table-cell table:style-name="ce2" table:formula="of:=[.A4]*[.$A$26]" office:value-type="float" office:value="6925.5">
            <text:p>6,926</text:p>
          </table:table-cell>
          <table:table-cell table:style-name="ce4" table:formula="of:=ROUND(10000-[.A5];-2)/1000" office:value-type="float" office:value="3.1">
            <text:p>3.1</text:p>
          </table:table-cell>
          <table:table-cell table:formula="of:=[.C4]/2" office:value-type="percentage" office:value="0.05">
            <text:p>5.0000%</text:p>
          </table:table-cell>
          <table:table-cell table:style-name="ce6" table:formula="of:=[.$C5]*[.A$32]" office:value-type="percentage" office:value="0.03125">
            <text:p>3.1250%</text:p>
          </table:table-cell>
          <table:table-cell table:style-name="ce6" table:formula="of:=[.$C5]*[.B$32]" office:value-type="percentage" office:value="0.0375">
            <text:p>3.7500%</text:p>
          </table:table-cell>
          <table:table-cell table:style-name="ce6" table:formula="of:=[.$C5]*[.C$32]" office:value-type="percentage" office:value="0.025">
            <text:p>2.5000%</text:p>
          </table:table-cell>
          <table:table-cell/>
        </table:table-row>
        <table:table-row table:style-name="ro1">
          <table:table-cell table:style-name="ce2" table:formula="of:=[.A5]*[.$A$26]" office:value-type="float" office:value="6232.95">
            <text:p>6,233</text:p>
          </table:table-cell>
          <table:table-cell table:style-name="ce4" table:formula="of:=ROUND(10000-[.A6];-2)/1000" office:value-type="float" office:value="3.8">
            <text:p>3.8</text:p>
          </table:table-cell>
          <table:table-cell table:formula="of:=[.C5]/2" office:value-type="percentage" office:value="0.025">
            <text:p>2.5000%</text:p>
          </table:table-cell>
          <table:table-cell table:style-name="ce6" table:formula="of:=[.$C6]*[.A$32]" office:value-type="percentage" office:value="0.015625">
            <text:p>1.5625%</text:p>
          </table:table-cell>
          <table:table-cell table:style-name="ce6" table:formula="of:=[.$C6]*[.B$32]" office:value-type="percentage" office:value="0.01875">
            <text:p>1.8750%</text:p>
          </table:table-cell>
          <table:table-cell table:style-name="ce6" table:formula="of:=[.$C6]*[.C$32]" office:value-type="percentage" office:value="0.0125">
            <text:p>1.2500%</text:p>
          </table:table-cell>
          <table:table-cell/>
        </table:table-row>
        <table:table-row table:style-name="ro1">
          <table:table-cell table:style-name="ce2" table:formula="of:=[.A6]*[.$A$26]" office:value-type="float" office:value="5609.655">
            <text:p>5,610</text:p>
          </table:table-cell>
          <table:table-cell table:style-name="ce4" table:formula="of:=ROUND(10000-[.A7];-2)/1000" office:value-type="float" office:value="4.4">
            <text:p>4.4</text:p>
          </table:table-cell>
          <table:table-cell table:formula="of:=[.C6]/2" office:value-type="percentage" office:value="0.0125">
            <text:p>1.2500%</text:p>
          </table:table-cell>
          <table:table-cell table:style-name="ce6" table:formula="of:=[.$C7]*[.A$32]" office:value-type="percentage" office:value="0.0078125">
            <text:p>0.7813%</text:p>
          </table:table-cell>
          <table:table-cell table:style-name="ce6" table:formula="of:=[.$C7]*[.B$32]" office:value-type="percentage" office:value="0.009375">
            <text:p>0.9375%</text:p>
          </table:table-cell>
          <table:table-cell table:style-name="ce6" table:formula="of:=[.$C7]*[.C$32]" office:value-type="percentage" office:value="0.00625">
            <text:p>0.6250%</text:p>
          </table:table-cell>
          <table:table-cell/>
        </table:table-row>
        <table:table-row table:style-name="ro1">
          <table:table-cell table:style-name="ce2" table:formula="of:=[.A7]*[.$A$26]" office:value-type="float" office:value="5048.6895">
            <text:p>5,049</text:p>
          </table:table-cell>
          <table:table-cell table:style-name="ce4" table:formula="of:=ROUND(10000-[.A8];-2)/1000" office:value-type="float" office:value="5">
            <text:p>5.0</text:p>
          </table:table-cell>
          <table:table-cell table:formula="of:=[.C7]/2" office:value-type="percentage" office:value="0.00625">
            <text:p>0.6250%</text:p>
          </table:table-cell>
          <table:table-cell table:style-name="ce6" table:formula="of:=[.$C8]*[.A$32]" office:value-type="percentage" office:value="0.00390625">
            <text:p>0.3906%</text:p>
          </table:table-cell>
          <table:table-cell table:style-name="ce6" table:formula="of:=[.$C8]*[.B$32]" office:value-type="percentage" office:value="0.0046875">
            <text:p>0.4688%</text:p>
          </table:table-cell>
          <table:table-cell table:style-name="ce6" table:formula="of:=[.$C8]*[.C$32]" office:value-type="percentage" office:value="0.003125">
            <text:p>0.3125%</text:p>
          </table:table-cell>
          <table:table-cell/>
        </table:table-row>
        <table:table-row table:style-name="ro1">
          <table:table-cell table:style-name="ce2" table:formula="of:=[.A8]*[.$A$26]" office:value-type="float" office:value="4543.82055">
            <text:p>4,544</text:p>
          </table:table-cell>
          <table:table-cell table:style-name="ce4" table:formula="of:=ROUND(10000-[.A9];-2)/1000" office:value-type="float" office:value="5.5">
            <text:p>5.5</text:p>
          </table:table-cell>
          <table:table-cell table:formula="of:=[.C8]/2" office:value-type="percentage" office:value="0.003125">
            <text:p>0.3125%</text:p>
          </table:table-cell>
          <table:table-cell table:style-name="ce6" table:formula="of:=[.$C9]*[.A$32]" office:value-type="percentage" office:value="0.001953125">
            <text:p>0.1953%</text:p>
          </table:table-cell>
          <table:table-cell table:style-name="ce6" table:formula="of:=[.$C9]*[.B$32]" office:value-type="percentage" office:value="0.00234375">
            <text:p>0.2344%</text:p>
          </table:table-cell>
          <table:table-cell table:style-name="ce6" table:formula="of:=[.$C9]*[.C$32]" office:value-type="percentage" office:value="0.0015625">
            <text:p>0.1563%</text:p>
          </table:table-cell>
          <table:table-cell/>
        </table:table-row>
        <table:table-row table:style-name="ro1">
          <table:table-cell table:style-name="ce2" table:formula="of:=[.A9]*[.$A$26]" office:value-type="float" office:value="4089.438495">
            <text:p>4,089</text:p>
          </table:table-cell>
          <table:table-cell table:style-name="ce4" table:formula="of:=ROUND(10000-[.A10];-2)/1000" office:value-type="float" office:value="5.9">
            <text:p>5.9</text:p>
          </table:table-cell>
          <table:table-cell table:formula="of:=[.C9]/2" office:value-type="percentage" office:value="0.0015625">
            <text:p>0.1563%</text:p>
          </table:table-cell>
          <table:table-cell table:style-name="ce6" table:formula="of:=[.$C10]*[.A$32]" office:value-type="percentage" office:value="0.0009765625">
            <text:p>0.0977%</text:p>
          </table:table-cell>
          <table:table-cell table:style-name="ce6" table:formula="of:=[.$C10]*[.B$32]" office:value-type="percentage" office:value="0.001171875">
            <text:p>0.1172%</text:p>
          </table:table-cell>
          <table:table-cell table:style-name="ce6" table:formula="of:=[.$C10]*[.C$32]" office:value-type="percentage" office:value="0.00078125">
            <text:p>0.0781%</text:p>
          </table:table-cell>
          <table:table-cell/>
        </table:table-row>
        <table:table-row table:style-name="ro1">
          <table:table-cell table:style-name="ce2" table:formula="of:=[.A10]*[.$A$26]" office:value-type="float" office:value="3680.4946455">
            <text:p>3,680</text:p>
          </table:table-cell>
          <table:table-cell table:style-name="ce4" table:formula="of:=ROUND(10000-[.A11];-2)/1000" office:value-type="float" office:value="6.3">
            <text:p>6.3</text:p>
          </table:table-cell>
          <table:table-cell table:formula="of:=[.C10]/2" office:value-type="percentage" office:value="0.00078125">
            <text:p>0.0781%</text:p>
          </table:table-cell>
          <table:table-cell table:style-name="ce6" table:formula="of:=[.$C11]*[.A$32]" office:value-type="percentage" office:value="0.00048828125">
            <text:p>0.0488%</text:p>
          </table:table-cell>
          <table:table-cell table:style-name="ce6" table:formula="of:=[.$C11]*[.B$32]" office:value-type="percentage" office:value="0.0005859375">
            <text:p>0.0586%</text:p>
          </table:table-cell>
          <table:table-cell table:style-name="ce6" table:formula="of:=[.$C11]*[.C$32]" office:value-type="percentage" office:value="0.000390625">
            <text:p>0.0391%</text:p>
          </table:table-cell>
          <table:table-cell/>
        </table:table-row>
        <table:table-row table:style-name="ro1">
          <table:table-cell table:style-name="ce2" table:formula="of:=[.A11]*[.$A$26]" office:value-type="float" office:value="3312.44518095">
            <text:p>3,312</text:p>
          </table:table-cell>
          <table:table-cell table:style-name="ce4" table:formula="of:=ROUND(10000-[.A12];-2)/1000" office:value-type="float" office:value="6.7">
            <text:p>6.7</text:p>
          </table:table-cell>
          <table:table-cell table:formula="of:=[.C11]/2" office:value-type="percentage" office:value="0.000390625">
            <text:p>0.0391%</text:p>
          </table:table-cell>
          <table:table-cell table:style-name="ce6" table:formula="of:=[.$C12]*[.A$32]" office:value-type="percentage" office:value="0.000244140625">
            <text:p>0.0244%</text:p>
          </table:table-cell>
          <table:table-cell table:style-name="ce6" table:formula="of:=[.$C12]*[.B$32]" office:value-type="percentage" office:value="0.00029296875">
            <text:p>0.0293%</text:p>
          </table:table-cell>
          <table:table-cell table:style-name="ce6" table:formula="of:=[.$C12]*[.C$32]" office:value-type="percentage" office:value="0.0001953125">
            <text:p>0.0195%</text:p>
          </table:table-cell>
          <table:table-cell/>
        </table:table-row>
        <table:table-row table:style-name="ro1">
          <table:table-cell table:style-name="ce2" table:formula="of:=[.A12]*[.$A$26]" office:value-type="float" office:value="2981.200662855">
            <text:p>2,981</text:p>
          </table:table-cell>
          <table:table-cell table:style-name="ce4" table:formula="of:=ROUND(10000-[.A13];-2)/1000" office:value-type="float" office:value="7">
            <text:p>7.0</text:p>
          </table:table-cell>
          <table:table-cell table:formula="of:=[.C12]/2" office:value-type="percentage" office:value="0.0001953125">
            <text:p>0.0195%</text:p>
          </table:table-cell>
          <table:table-cell table:style-name="ce6" table:formula="of:=[.$C13]*[.A$32]" office:value-type="percentage" office:value="0.0001220703125">
            <text:p>0.0122%</text:p>
          </table:table-cell>
          <table:table-cell table:style-name="ce6" table:formula="of:=[.$C13]*[.B$32]" office:value-type="percentage" office:value="0.000146484375">
            <text:p>0.0146%</text:p>
          </table:table-cell>
          <table:table-cell table:style-name="ce6" table:formula="of:=[.$C13]*[.C$32]" office:value-type="percentage" office:value="0.00009765625">
            <text:p>0.0098%</text:p>
          </table:table-cell>
          <table:table-cell/>
        </table:table-row>
        <table:table-row table:style-name="ro1">
          <table:table-cell table:style-name="ce2" table:formula="of:=[.A13]*[.$A$26]" office:value-type="float" office:value="2683.0805965695">
            <text:p>2,683</text:p>
          </table:table-cell>
          <table:table-cell table:style-name="ce4" table:formula="of:=ROUND(10000-[.A14];-2)/1000" office:value-type="float" office:value="7.3">
            <text:p>7.3</text:p>
          </table:table-cell>
          <table:table-cell table:formula="of:=[.C13]/2" office:value-type="percentage" office:value="0.00009765625">
            <text:p>0.0098%</text:p>
          </table:table-cell>
          <table:table-cell table:style-name="ce6" table:formula="of:=[.$C14]*[.A$32]" office:value-type="percentage" office:value="0.00006103515625">
            <text:p>0.0061%</text:p>
          </table:table-cell>
          <table:table-cell table:style-name="ce6" table:formula="of:=[.$C14]*[.B$32]" office:value-type="percentage" office:value="0.0000732421875">
            <text:p>0.0073%</text:p>
          </table:table-cell>
          <table:table-cell table:style-name="ce6" table:formula="of:=[.$C14]*[.C$32]" office:value-type="percentage" office:value="0.000048828125">
            <text:p>0.0049%</text:p>
          </table:table-cell>
          <table:table-cell/>
        </table:table-row>
        <table:table-row table:style-name="ro1">
          <table:table-cell table:style-name="ce2" table:formula="of:=[.A14]*[.$A$26]" office:value-type="float" office:value="2414.77253691255">
            <text:p>2,415</text:p>
          </table:table-cell>
          <table:table-cell table:style-name="ce4" table:formula="of:=ROUND(10000-[.A15];-2)/1000" office:value-type="float" office:value="7.6">
            <text:p>7.6</text:p>
          </table:table-cell>
          <table:table-cell table:formula="of:=[.C14]/2" office:value-type="percentage" office:value="0.000048828125">
            <text:p>0.0049%</text:p>
          </table:table-cell>
          <table:table-cell table:style-name="ce6" table:formula="of:=[.$C15]*[.A$32]" office:value-type="percentage" office:value="0.000030517578125">
            <text:p>0.0031%</text:p>
          </table:table-cell>
          <table:table-cell table:style-name="ce6" table:formula="of:=[.$C15]*[.B$32]" office:value-type="percentage" office:value="0.00003662109375">
            <text:p>0.0037%</text:p>
          </table:table-cell>
          <table:table-cell table:style-name="ce6" table:formula="of:=[.$C15]*[.C$32]" office:value-type="percentage" office:value="0.0000244140625">
            <text:p>0.0024%</text:p>
          </table:table-cell>
          <table:table-cell/>
        </table:table-row>
        <table:table-row table:style-name="ro1" table:number-rows-repeated="9">
          <table:table-cell table:style-name="ce2"/>
          <table:table-cell table:style-name="ce4"/>
          <table:table-cell/>
          <table:table-cell table:style-name="ce6" table:number-columns-repeated="3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float" office:value="0.9">
            <text:p>0.9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Fey/Human</text:p>
          </table:table-cell>
          <table:table-cell office:value-type="string">
            <text:p>Half/Fey</text:p>
          </table:table-cell>
          <table:table-cell office:value-type="string">
            <text:p>Dryad/Fey</text:p>
          </table:table-cell>
          <table:table-cell table:number-columns-repeated="4"/>
        </table:table-row>
        <table:table-row table:style-name="ro1">
          <table:table-cell table:style-name="ce3" office:value-type="percentage" office:value="0.375">
            <text:p>37.5%</text:p>
          </table:table-cell>
          <table:table-cell table:style-name="ce3" office:value-type="percentage" office:value="0.25">
            <text:p>25.0%</text:p>
          </table:table-cell>
          <table:table-cell table:style-name="ce3" office:value-type="percentage" office:value="0.5">
            <text:p>50.0%</text:p>
          </table:table-cell>
          <table:table-cell table:number-columns-repeated="4"/>
        </table:table-row>
        <table:table-row table:style-name="ro1">
          <table:table-cell table:style-name="ce3" table:formula="of:=1-[.A31]" office:value-type="percentage" office:value="0.625">
            <text:p>62.5%</text:p>
          </table:table-cell>
          <table:table-cell table:style-name="ce3" table:formula="of:=1-[.B31]" office:value-type="percentage" office:value="0.75">
            <text:p>75.0%</text:p>
          </table:table-cell>
          <table:table-cell table:style-name="ce3" table:formula="of:=1-[.C31]" office:value-type="percentage" office:value="0.5">
            <text:p>50.0%</text:p>
          </table:table-cell>
          <table:table-cell table:number-columns-repeated="4"/>
        </table:table-row>
        <table:table-row table:style-name="ro1" table:number-rows-repeated="6550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percentage-style style:name="N121">
      <number:number number:decimal-places="4" number:min-integer-digits="1"/>
      <number:text>%</number:text>
    </number:percentage-style>
    <number:percentage-style style:name="N122">
      <number:number number:decimal-places="5" number:min-integer-digits="1"/>
      <number:text>%</number:text>
    </number:percentage-style>
    <number:number-style style:name="N123">
      <number:number number:decimal-places="0" number:min-integer-digits="3" number:grouping="true"/>
    </number:number-style>
    <number:number-style style:name="N124">
      <number:number number:decimal-places="1" number:min-integer-digits="1" number:grouping="true"/>
    </number:number-style>
    <number:percentage-style style:name="N125">
      <number:number number:decimal-places="1" number:min-integer-digits="1"/>
      <number:text>%</number:text>
    </number:percentage-style>
    <number:percentage-style style:name="N126">
      <number:number number:decimal-places="3" number:min-integer-digits="1"/>
      <number:text>%</number:text>
    </number:percentage-style>
    <number:percentage-style style:name="N127">
      <number:number number:decimal-places="6" number:min-integer-digits="1"/>
      <number:text>%</number:text>
    </number:percentage-style>
    <number:percentage-style style:name="N128">
      <number:number number:decimal-places="7" number:min-integer-digits="1"/>
      <number:text>%</number:text>
    </number:percentage-style>
    <number:percentage-style style:name="N129">
      <number:number number:decimal-places="8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6">04/26/2009</text:date>, <text:time>01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kreenlappy</meta:initial-creator>
    <meta:creation-date>2008-06-02T19:37:16</meta:creation-date>
    <dc:creator>Chris N</dc:creator>
    <dc:date>2009-04-26T01:29:05.51</dc:date>
    <meta:editing-cycles>6</meta:editing-cycles>
    <meta:editing-duration>PT01H41M23S</meta:editing-duration>
    <meta:document-statistic meta:table-count="1" meta:cell-count="10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interpolation="cubic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visible="true" style:rotation-angle="315" style:direction="ltr"/>
      <style:graphic-properties svg:stroke-color="#b3b3b3"/>
      <style:text-properties fo:color="#000000" fo:font-size="8pt" style:font-size-asian="8pt" style:font-size-complex="8pt"/>
    </style:style>
    <style:style style:name="ch5" style:family="chart" style:data-style-name="N10">
      <style:chart-properties chart:display-label="true" chart:tick-marks-major-inner="true" chart:tick-marks-major-outer="true" chart:logarithmic="false" chart:minimum="0" chart:maximum="0.41" chart:reverse-direction="false" text:line-break="false" chart:link-data-style-to-source="false" chart:visible="true"/>
      <style:graphic-properties svg:stroke-color="#b3b3b3"/>
      <style:text-properties fo:color="#000000"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29cm" svg:height="15.035cm" chart:class="chart:line" chart:style-name="ch1">
        <chart:legend chart:legend-position="end" svg:x="8.709cm" svg:y="5.587cm" chart:style-name="ch2"/>
        <chart:plot-area chart:style-name="ch3" table:cell-range-address="Sheet1.B1:Sheet1.F15" chart:data-source-has-labels="both" svg:x="0.404cm" svg:y="0.298cm" svg:width="19.477cm" svg:height="14.433cm">
          <chart:axis chart:dimension="x" chart:name="primary-x" chart:style-name="ch4">
            <chart:categories table:cell-range-address="Sheet1.B2:Sheet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5" chart:label-cell-address="Sheet1.C1:Sheet1.C1" chart:class="chart:line">
            <chart:data-point chart:repeated="14"/>
          </chart:series>
          <chart:series chart:style-name="ch8" chart:values-cell-range-address="Sheet1.D2:Sheet1.D15" chart:label-cell-address="Sheet1.D1:Sheet1.D1" chart:class="chart:line">
            <chart:data-point chart:repeated="14"/>
          </chart:series>
          <chart:series chart:style-name="ch9" chart:values-cell-range-address="Sheet1.E2:Sheet1.E15" chart:label-cell-address="Sheet1.E1:Sheet1.E1" chart:class="chart:line">
            <chart:data-point chart:repeated="14"/>
          </chart:series>
          <chart:series chart:style-name="ch10" chart:values-cell-range-address="Sheet1.F2:Sheet1.F15" chart:label-cell-address="Sheet1.F1:Sheet1.F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Overall</text:p>
              </table:table-cell>
              <table:table-cell office:value-type="string">
                <text:p text:id="Sheet1.D1:Sheet1.D1">Fey/Human</text:p>
              </table:table-cell>
              <table:table-cell office:value-type="string">
                <text:p text:id="Sheet1.E1:Sheet1.E1">Half/Fey</text:p>
              </table:table-cell>
              <table:table-cell office:value-type="string">
                <text:p text:id="Sheet1.F1:Sheet1.F1">Dryad/Fey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5">0.5</text:p>
              </table:table-cell>
              <table:table-cell office:value-type="float" office:value="0.4">
                <text:p text:id="Sheet1.C2:Sheet1.C15">0.4</text:p>
              </table:table-cell>
              <table:table-cell office:value-type="float" office:value="0.25">
                <text:p text:id="Sheet1.D2:Sheet1.D15">0.25</text:p>
              </table:table-cell>
              <table:table-cell office:value-type="float" office:value="0.3">
                <text:p text:id="Sheet1.E2:Sheet1.E15">0.3</text:p>
              </table:table-cell>
              <table:table-cell office:value-type="float" office:value="0.2">
                <text:p text:id="Sheet1.F2:Sheet1.F15">0.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0.2">
                <text:p>0.2</text:p>
              </table:table-cell>
              <table:table-cell office:value-type="float" office:value="0.125">
                <text:p>0.125</text:p>
              </table:table-cell>
              <table:table-cell office:value-type="float" office:value="0.15">
                <text:p>0.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0.1">
                <text:p>0.1</text:p>
              </table:table-cell>
              <table:table-cell office:value-type="float" office:value="0.0625">
                <text:p>0.0625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0.05">
                <text:p>0.05</text:p>
              </table:table-cell>
              <table:table-cell office:value-type="float" office:value="0.03125">
                <text:p>0.03125</text:p>
              </table:table-cell>
              <table:table-cell office:value-type="float" office:value="0.0375">
                <text:p>0.037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0.025">
                <text:p>0.025</text:p>
              </table:table-cell>
              <table:table-cell office:value-type="float" office:value="0.015625">
                <text:p>0.015625</text:p>
              </table:table-cell>
              <table:table-cell office:value-type="float" office:value="0.01875">
                <text:p>0.0187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0.0125">
                <text:p>0.012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9375">
                <text:p>0.00937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0.00625">
                <text:p>0.0062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46875">
                <text:p>0.0046875</text:p>
              </table:table-cell>
              <table:table-cell office:value-type="float" office:value="0.003125">
                <text:p>0.003125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0.003125">
                <text:p>0.003125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234375">
                <text:p>0.00234375</text:p>
              </table:table-cell>
              <table:table-cell office:value-type="float" office:value="0.0015625">
                <text:p>0.0015625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1171875">
                <text:p>0.001171875</text:p>
              </table:table-cell>
              <table:table-cell office:value-type="float" office:value="0.00078125">
                <text:p>0.00078125</text:p>
              </table:table-cell>
            </table:table-row>
            <table:table-row>
              <table:table-cell office:value-type="string">
                <text:p>6.3</text:p>
              </table:table-cell>
              <table:table-cell office:value-type="float" office:value="0.00078125">
                <text:p>0.00078125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005859375">
                <text:p>0.0005859375</text:p>
              </table:table-cell>
              <table:table-cell office:value-type="float" office:value="0.000390625">
                <text:p>0.000390625</text:p>
              </table:table-cell>
            </table:table-row>
            <table:table-row>
              <table:table-cell office:value-type="string">
                <text:p>6.7</text:p>
              </table:table-cell>
              <table:table-cell office:value-type="float" office:value="0.000390625">
                <text:p>0.000390625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00029296875">
                <text:p>0.00029296875</text:p>
              </table:table-cell>
              <table:table-cell office:value-type="float" office:value="0.0001953125">
                <text:p>0.0001953125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0.0001953125">
                <text:p>0.0001953125</text:p>
              </table:table-cell>
              <table:table-cell office:value-type="float" office:value="0.0001220703125">
                <text:p>0.0001220703125</text:p>
              </table:table-cell>
              <table:table-cell office:value-type="float" office:value="0.000146484375">
                <text:p>0.000146484375</text:p>
              </table:table-cell>
              <table:table-cell office:value-type="float" office:value="0.00009765625">
                <text:p>0.00009765625</text:p>
              </table:table-cell>
            </table:table-row>
            <table:table-row>
              <table:table-cell office:value-type="string">
                <text:p>7.3</text:p>
              </table:table-cell>
              <table:table-cell office:value-type="float" office:value="0.00009765625">
                <text:p>0.00009765625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0732421875">
                <text:p>0.0000732421875</text:p>
              </table:table-cell>
              <table:table-cell office:value-type="float" office:value="0.000048828125">
                <text:p>0.000048828125</text:p>
              </table:table-cell>
            </table:table-row>
            <table:table-row>
              <table:table-cell office:value-type="string">
                <text:p>7.6</text:p>
              </table:table-cell>
              <table:table-cell office:value-type="float" office:value="0.000048828125">
                <text:p>0.000048828125</text:p>
              </table:table-cell>
              <table:table-cell office:value-type="float" office:value="0.000030517578125">
                <text:p>0.000030517578125</text:p>
              </table:table-cell>
              <table:table-cell office:value-type="float" office:value="0.00003662109375">
                <text:p>0.00003662109375</text:p>
              </table:table-cell>
              <table:table-cell office:value-type="float" office:value="0.0000244140625">
                <text:p>0.000024414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